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4586" draw:fill="solid" draw:fill-color="#0066cc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5.861cm" svg:height="4.445cm" svg:x="14.724cm" svg:y="15.16cm">
          <text:p text:style-name="P1">Contact arbitrary</text:p>
          <text:p text:style-name="P1">neighbor and ask </text:p>
          <text:p text:style-name="P1">for some addresses</text:p>
          <text:p text:style-name="P1">(synchronously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99cm" svg:height="3.644cm" svg:x="11.597cm" svg:y="10.461cm">
          <text:p text:style-name="P1">Is the neighbors</text:p>
          <text:p text:style-name="P1">list empt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4.318cm" svg:height="2.54cm" svg:x="4.429cm" svg:y="2.143cm">
          <text:p text:style-name="P1">Wait for a</text:p>
          <text:p text:style-name="P1">given time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9.073cm" svg:height="3.852cm" svg:x="1.968cm" svg:y="5.974cm">
          <text:p text:style-name="P1">Is there enough</text:p>
          <text:p text:style-name="P1">neighbors in the</text:p>
          <text:p text:style-name="P1">lis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draw:layer="layout" svg:x1="5.699cm" svg:y1="4.644cm" svg:x2="5.699cm" svg:y2="6.207cm">
          <text:p/>
        </draw:line>
        <draw:line draw:style-name="gr3" draw:text-style-name="P2" draw:layer="layout" svg:x1="7.604cm" svg:y1="6.334cm" svg:x2="7.604cm" svg:y2="4.683cm">
          <text:p/>
        </draw:line>
        <draw:frame draw:style-name="gr4" draw:text-style-name="P3" draw:layer="layout" svg:width="1.535cm" svg:height="0.962cm" svg:x="7.604cm" svg:y="5.064cm">
          <draw:text-box>
            <text:p text:style-name="P3">Yes</text:p>
          </draw:text-box>
        </draw:frame>
        <draw:custom-shape draw:style-name="gr2" draw:text-style-name="P1" xml:id="id1" draw:id="id1" draw:layer="layout" svg:width="7.699cm" svg:height="3.644cm" svg:x="12.565cm" svg:y="5.928cm">
          <text:p text:style-name="P1">Is the potential</text:p>
          <text:p text:style-name="P1">neighbors list</text:p>
          <text:p text:style-name="P1">empty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2" xml:id="id5" draw:id="id5" draw:layer="layout" svg:x1="11.041cm" svg:y1="7.794cm" svg:x2="12.692cm" svg:y2="7.794cm">
          <text:p/>
        </draw:line>
        <draw:frame draw:style-name="gr5" draw:text-style-name="P3" draw:layer="layout" svg:width="1.311cm" svg:height="0.962cm" svg:x="10.914cm" svg:y="6.778cm">
          <draw:text-box>
            <text:p text:style-name="P3">No</text:p>
          </draw:text-box>
        </draw:frame>
        <draw:frame draw:style-name="gr6" draw:text-style-name="P3" draw:layer="layout" svg:width="1.778cm" svg:height="0.962cm" svg:x="16.502cm" svg:y="9.572cm">
          <draw:text-box>
            <text:p text:style-name="P3">Yes</text:p>
          </draw:text-box>
        </draw:frame>
        <draw:line draw:style-name="gr7" draw:text-style-name="P2" xml:id="id7" draw:id="id7" draw:layer="layout" svg:x1="16.375cm" svg:y1="9.572cm" svg:x2="16.375cm" svg:y2="10.969cm">
          <text:p/>
        </draw:line>
        <draw:frame draw:style-name="gr8" draw:text-style-name="P3" draw:layer="layout" svg:width="2.667cm" svg:height="0.962cm" svg:x="20.058cm" svg:y="6.715cm">
          <draw:text-box>
            <text:p text:style-name="P3">No</text:p>
          </draw:text-box>
        </draw:frame>
        <draw:line draw:style-name="gr3" draw:text-style-name="P2" draw:layer="layout" svg:x1="16.756cm" svg:y1="13.509cm" svg:x2="16.756cm" svg:y2="15.16cm">
          <text:p/>
        </draw:line>
        <draw:frame draw:style-name="gr9" draw:text-style-name="P3" draw:layer="layout" svg:width="2.159cm" svg:height="0.962cm" svg:x="16.756cm" svg:y="13.636cm">
          <draw:text-box>
            <text:p text:style-name="P3">No</text:p>
          </draw:text-box>
        </draw:frame>
        <draw:custom-shape draw:style-name="gr1" draw:text-style-name="P1" xml:id="id4" draw:id="id4" draw:layer="layout" svg:width="6.334cm" svg:height="2.413cm" svg:x="7.866cm" svg:y="15.16cm">
          <text:p text:style-name="P1">Contact the default</text:p>
          <text:p text:style-name="P1">neighbor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.327cm" svg:y1="13.128cm" svg:x2="13.327cm" svg:y2="15.287cm">
          <text:p/>
        </draw:line>
        <draw:frame draw:style-name="gr10" draw:text-style-name="P3" draw:layer="layout" svg:width="1.535cm" svg:height="0.962cm" svg:x="11.803cm" svg:y="13.817cm">
          <draw:text-box>
            <text:p text:style-name="P3">Yes</text:p>
          </draw:text-box>
        </draw:frame>
        <draw:custom-shape draw:style-name="gr1" draw:text-style-name="P1" xml:id="id2" draw:id="id2" draw:layer="layout" svg:width="5.861cm" svg:height="4.445cm" svg:x="16.475cm" svg:y="21.828cm">
          <text:p text:style-name="P1">Pick one potential</text:p>
          <text:p text:style-name="P1">neighbor and</text:p>
          <text:p text:style-name="P1">confirm him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20.264cm" svg:y1="7.75cm" svg:x2="22.336cm" svg:y2="24.05cm" draw:start-shape="id1" draw:end-shape="id2" draw:end-glue-point="1" svg:d="M20264 7750h2572v16300h-500" svg:viewBox="0 0 2573 16301">
          <text:p/>
        </draw:connector>
        <draw:connector draw:style-name="gr3" draw:text-style-name="P2" draw:layer="layout" draw:line-skew="4.921cm" svg:x1="19.405cm" svg:y1="21.828cm" svg:x2="6.505cm" svg:y2="9.826cm" draw:start-shape="id2" draw:start-glue-point="0" draw:end-shape="id3" draw:end-glue-point="6" svg:d="M19405 21828v-1080h-12900v-10922" svg:viewBox="0 0 12901 12003">
          <text:p/>
        </draw:connector>
        <draw:connector draw:style-name="gr3" draw:text-style-name="P2" draw:layer="layout" svg:x1="11.033cm" svg:y1="15.16cm" svg:x2="12.692cm" svg:y2="7.794cm" draw:start-shape="id4" draw:end-shape="id5" draw:end-glue-point="1" svg:d="M11033 15160v-3609h1659v-3757" svg:viewBox="0 0 1660 7367">
          <text:p/>
        </draw:connector>
        <draw:connector draw:style-name="gr3" draw:text-style-name="P2" draw:layer="layout" svg:x1="20.585cm" svg:y1="17.382cm" svg:x2="16.375cm" svg:y2="9.572cm" draw:start-shape="id6" draw:start-glue-point="1" draw:end-shape="id7" draw:end-glue-point="0" svg:d="M20585 17382h500v-7810h-4710" svg:viewBox="0 0 4711 78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9T11:55:29.688784480</meta:creation-date>
    <dc:date>2015-06-29T15:01:52.534651062</dc:date>
    <meta:editing-duration>PT2H49M50S</meta:editing-duration>
    <meta:editing-cycles>4</meta:editing-cycles>
    <meta:generator>LibreOffice/4.2.8.2$Linux_X86_64 LibreOffice_project/420m0$Build-2</meta:generator>
    <meta:document-statistic meta:object-count="23"/>
  </office:meta>
</office:document-meta>
</file>